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9fc" officeooo:paragraph-rsid="001a69fc"/>
    </style:style>
    <style:style style:name="P2" style:family="paragraph" style:parent-style-name="Text_20_body">
      <style:text-properties officeooo:rsid="00217e69" officeooo:paragraph-rsid="00217e69"/>
    </style:style>
    <style:style style:name="P3" style:family="paragraph" style:parent-style-name="Text_20_body">
      <style:text-properties officeooo:rsid="0028c51b" officeooo:paragraph-rsid="0028c51b"/>
    </style:style>
    <style:style style:name="P4" style:family="paragraph" style:parent-style-name="Text_20_body">
      <style:text-properties officeooo:rsid="002bc232" officeooo:paragraph-rsid="002bc232"/>
    </style:style>
    <style:style style:name="P5" style:family="paragraph" style:parent-style-name="Text_20_body">
      <style:text-properties officeooo:rsid="002ddfd4" officeooo:paragraph-rsid="002ddfd4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c027b" officeooo:paragraph-rsid="001c027b"/>
    </style:style>
    <style:style style:name="P8" style:family="paragraph" style:parent-style-name="Standard" style:list-style-name="L1">
      <style:text-properties officeooo:rsid="002b953a" officeooo:paragraph-rsid="002b953a"/>
    </style:style>
    <style:style style:name="P9" style:family="paragraph" style:parent-style-name="Standard" style:list-style-name="L1">
      <style:text-properties officeooo:rsid="001f3f2f" officeooo:paragraph-rsid="001f3f2f"/>
    </style:style>
    <style:style style:name="P10" style:family="paragraph" style:parent-style-name="Standard" style:list-style-name="L1">
      <style:text-properties officeooo:rsid="002cd236" officeooo:paragraph-rsid="002cd236"/>
    </style:style>
    <style:style style:name="P11" style:family="paragraph" style:parent-style-name="Standard" style:list-style-name="WWNum2">
      <style:paragraph-properties>
        <style:tab-stops/>
      </style:paragraph-properties>
    </style:style>
    <style:style style:name="P12" style:family="paragraph" style:parent-style-name="Text_20_body" style:list-style-name="WWNum2"/>
    <style:style style:name="P13" style:family="paragraph" style:parent-style-name="Text_20_body" style:list-style-name="WWNum2">
      <style:text-properties officeooo:rsid="00217e69" officeooo:paragraph-rsid="00217e69"/>
    </style:style>
    <style:style style:name="P14" style:family="paragraph" style:parent-style-name="Text_20_body" style:list-style-name="L2">
      <style:text-properties officeooo:rsid="0028c51b" officeooo:paragraph-rsid="002aa52d"/>
    </style:style>
    <style:style style:name="P15" style:family="paragraph" style:parent-style-name="Text_20_body" style:list-style-name="L2">
      <style:text-properties officeooo:rsid="002bc232" officeooo:paragraph-rsid="002bc232"/>
    </style:style>
    <style:style style:name="P16" style:family="paragraph" style:parent-style-name="Text_20_body" style:list-style-name="L3">
      <style:text-properties officeooo:rsid="002ddfd4" officeooo:paragraph-rsid="002ddfd4"/>
    </style:style>
    <style:style style:name="P17" style:family="paragraph" style:parent-style-name="Preformatted_20_Text" style:list-style-name="WWNum2">
      <style:text-properties officeooo:rsid="00217e69" officeooo:paragraph-rsid="00217e69"/>
    </style:style>
    <style:style style:name="T1" style:family="text">
      <style:text-properties style:font-name="Calibri" fo:font-size="14pt" fo:language="none" fo:country="none" officeooo:rsid="00192b37" style:font-size-asian="14pt"/>
    </style:style>
    <style:style style:name="T2" style:family="text">
      <style:text-properties style:font-name="Calibri" fo:font-size="14pt" fo:language="none" fo:country="none" officeooo:rsid="0019a399" style:font-size-asian="14pt"/>
    </style:style>
    <style:style style:name="T3" style:family="text">
      <style:text-properties officeooo:rsid="001ddc6b"/>
    </style:style>
    <style:style style:name="T4" style:family="text">
      <style:text-properties officeooo:rsid="00207afa"/>
    </style:style>
    <style:style style:name="T5" style:family="text">
      <style:text-properties officeooo:rsid="00235a52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Consolas" fo:letter-spacing="normal" fo:font-style="normal" fo:font-weight="normal"/>
    </style:style>
    <style:style style:name="T8" style:family="text">
      <style:text-properties fo:font-variant="normal" fo:text-transform="none" fo:color="#a67f59" style:font-name="Consolas" fo:letter-spacing="normal" fo:font-style="normal" fo:font-weight="normal"/>
    </style:style>
    <style:style style:name="T9" style:family="text">
      <style:text-properties fo:font-variant="normal" fo:text-transform="none" fo:color="#990055" style:font-name="Consolas" fo:letter-spacing="normal" fo:font-style="normal" fo:font-weight="normal"/>
    </style:style>
    <style:style style:name="T10" style:family="text">
      <style:text-properties fo:font-variant="normal" fo:text-transform="none" fo:color="#669900" style:font-name="Consolas" fo:letter-spacing="normal" fo:font-style="normal" fo:font-weight="normal"/>
    </style:style>
    <style:style style:name="T11" style:family="text">
      <style:text-properties officeooo:rsid="002aa52d"/>
    </style:style>
    <style:style style:name="T12" style:family="text">
      <style:text-properties officeooo:rsid="002c30fa"/>
    </style:style>
    <style:style style:name="T13" style:family="text">
      <style:text-properties officeooo:rsid="002de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andards:</text:h>
      <text:list xml:id="list681335239283840127" text:style-name="L1">
        <text:list-item>
          <text:p text:style-name="P6">Object, Component, Method names capitalized, variables not. Everything else capitalized.</text:p>
        </text:list-item>
        <text:list-item>
          <text:p text:style-name="P7">Never attach more than one script to the same gameobject, unless the second is private. Since getComponent finds the first.</text:p>
        </text:list-item>
        <text:list-item>
          <text:p text:style-name="P8">Name things as they sound best. Worry about sorting later or just make more folders.</text:p>
        </text:list-item>
        <text:list-item>
          <text:p text:style-name="P6">Always prefer configuring position and the like in scene/inspector, not programmatically. Might not be possible for gui or procedural content.</text:p>
        </text:list-item>
        <text:list-item>
          <text:p text:style-name="P6">Always prefer creating GUI components, and components in general in scene and in inspector, not programmatically.</text:p>
        </text:list-item>
        <text:list-item>
          <text:p text:style-name="P6">Load and save related scripts in awake programmatically and by name, not by inspector. Set to private.</text:p>
        </text:list-item>
        <text:list-item>
          <text:p text:style-name="P6">Use Awake as constructor, and primarily. Only use start if something need be done later than awake.</text:p>
        </text:list-item>
        <text:list-item>
          <text:p text:style-name="P6">Composition over Inheritance, whatever that is.</text:p>
        </text:list-item>
        <text:list-item>
          <text:p text:style-name="P6">All GUI scripts need to inherit the abstract class GUIScaler and implement rescale, for resolution and aspect ratio stuff.</text:p>
        </text:list-item>
        <text:list-item>
          <text:p text:style-name="P6">TimeScale script is used for all pausing and slow-mo needs.</text:p>
        </text:list-item>
        <text:list-item>
          <text:p text:style-name="P6">"1024x768 is basically your lowest "safe" setting" "800x600px for flash"</text:p>
        </text:list-item>
        <text:list-item>
          <text:p text:style-name="P6"><text:s/>In function definitions, most basic, fundamental objects first, such as first gameobjects, then components, then integers, bools etc.</text:p>
        </text:list-item>
        <text:list-item>
          <text:p text:style-name="P6"><text:s/>Attach all GUI objects to a GUI manager object at origo (gui objects work in relative screen space, so they work well as children of regular objects)</text:p>
        </text:list-item>
        <text:list-item>
          <text:p text:style-name="P9"><text:s/>Order of global variables is: First all public, then private. Each sorted from most simple type <text:span text:style-name="T4">to most complicated </text:span>(int &lt; vector &lt; GameObject).</text:p>
        </text:list-item>
        <text:list-item>
          <text:p text:style-name="P10"><text:s/>Always rename inside unity, or you lose inspector values and the like.</text:p>
        </text:list-item>
      </text:list>
      <text:p text:style-name="P1">Project Specific:</text:p>
      <text:list xml:id="list20424760143642" text:continue-numbering="true" text:style-name="L1">
        <text:list-item>
          <text:p text:style-name="P6">'Foe' is the term for an AI-controlled enemy in battle, and 'Player' is the name for the player controlled character. A 'character' is a neutral term that can refer to either.</text:p>
        </text:list-item>
      </text:list>
      <text:p text:style-name="Standard"/>
      <text:h text:style-name="Heading_20_5" text:outline-level="5"><text:soft-page-break/>Syntax Reminders:</text:h>
      <text:list xml:id="list4576225948610018850" text:style-name="WWNum2">
        <text:list-item>
          <text:p text:style-name="P11">transform.position = new Vector2( 4, 5);</text:p>
        </text:list-item>
        <text:list-item>
          <text:p text:style-name="P11">GameObject.Find("string").GetComponent&lt;ScriptName&gt;();</text:p>
        </text:list-item>
        <text:list-item>
          <text:p text:style-name="P11">tranform.parent.child;</text:p>
        </text:list-item>
        <text:list-item>
          <text:p text:style-name="P11"><text:span text:style-name="T1">Debug.Log(string);<text:tab/><text:tab/><text:tab/><text:tab/>//</text:span><text:span text:style-name="T2">I</text:span><text:span text:style-name="T1">kke print()</text:span></text:p>
        </text:list-item>
        <text:list-item>
          <text:p text:style-name="P12">Convert.ToInt32(bool);</text:p>
        </text:list-item>
        <text:list-item>
          <text:p text:style-name="P12">GameObject.GetComponents&lt;MonoBehaviour&gt;() <text:s/>//To select the first component in G.O.</text:p>
        </text:list-item>
        <text:list-item>
          <text:p text:style-name="P12"><text:span text:style-name="T3">script</text:span>.GetType().GetProperty("guiFullness").GetValue(Script,null); //</text:p>
        </text:list-item>
      </text:list>
      <text:p text:style-name="P2">Project Spe<text:span text:style-name="T5">cific</text:span>:</text:p>
      <text:list xml:id="list20424764165139" text:continue-numbering="true" text:style-name="WWNum2">
        <text:list-item>
          <text:p text:style-name="P12">attributes[(int)AttributeName.life].current;</text:p>
        </text:list-item>
        <text:list-item>
          <text:p text:style-name="P13"><text:span text:style-name="T6">[HideInInspector]</text:span> </text:p>
        </text:list-item>
        <text:list-item>
          <text:p text:style-name="P17"><text:span text:style-name="Source_20_Text"><text:span text:style-name="T7">message </text:span></text:span><text:span text:style-name="Source_20_Text"><text:span text:style-name="T8">=</text:span></text:span><text:span text:style-name="Source_20_Text"><text:span text:style-name="T7"> health </text:span></text:span><text:span text:style-name="Source_20_Text"><text:span text:style-name="T8">&gt;</text:span></text:span><text:span text:style-name="Source_20_Text"><text:span text:style-name="T9"> 0</text:span></text:span><text:span text:style-name="Source_20_Text"><text:span text:style-name="T7"> </text:span></text:span><text:span text:style-name="Source_20_Text"><text:span text:style-name="T8">?</text:span></text:span><text:span text:style-name="Source_20_Text"><text:span text:style-name="T7"> </text:span></text:span><text:span text:style-name="Source_20_Text"><text:span text:style-name="T10">"Player is Alive"</text:span></text:span><text:span text:style-name="Source_20_Text"><text:span text:style-name="T7"> </text:span></text:span><text:span text:style-name="Source_20_Text"><text:span text:style-name="T8">:</text:span></text:span><text:span text:style-name="Source_20_Text"><text:span text:style-name="T7"> </text:span></text:span><text:span text:style-name="Source_20_Text"><text:span text:style-name="T10">"Player is Dead"</text:span></text:span><text:span text:style-name="Source_20_Text"><text:span text:style-name="T7">;</text:span></text:span></text:p>
        </text:list-item>
        <text:list-item>
          <text:p text:style-name="P13"/>
        </text:list-item>
      </text:list>
      <text:p text:style-name="Text_20_body"/>
      <text:p text:style-name="P3">Project Points-of-interest:</text:p>
      <text:list xml:id="list2089236312395914827" text:style-name="L2">
        <text:list-item>
          <text:p text:style-name="P14">See GuiGeneral → WindowEvent.cs and ScaleGUIAbstract.cs to see how a two classes can <text:span text:style-name="T11">notify </text:span>a host of classes <text:span text:style-name="T11">of a specific event </text:span>via the C# delegate and event system. All GUI classes must also inherit from ScaleGUIAbstract, however.</text:p>
        </text:list-item>
        <text:list-item>
          <text:p text:style-name="P15">Weird bug: Certain object references are ”lost” when any part of the code is edited <text:span text:style-name="T12">while program is running</text:span>, creating bugs. <text:span text:style-name="T12">Just annyoing, 'is all.</text:span></text:p>
        </text:list-item>
      </text:list>
      <text:p text:style-name="P4"/>
      <text:p text:style-name="P5">Tips:</text:p>
      <text:list xml:id="list4648623634968217772" text:style-name="L3">
        <text:list-item>
          <text:p text:style-name="P16">Defaults for scripts inspector values can be set in the project window, <text:span text:style-name="T13">when pressing on the original as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>
        <style:tab-stops>
          <style:tab-stop style:position="14.778cm"/>
        </style:tab-stops>
      </style:paragraph-properties>
      <style:text-properties style:font-name="Calibri" fo:font-family="Calibri" style:font-family-generic="roman" fo:font-size="14pt" fo:language="none" fo:country="none" style:font-size-asian="14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2M33S</meta:editing-duration>
    <meta:editing-cycles>28</meta:editing-cycles>
    <meta:generator>LibreOffice/4.1.4.2$Windows_x86 LibreOffice_project/0a0440ccc0227ad9829de5f46be37cfb6edcf72</meta:generator>
    <dc:date>2014-11-07T02:04:24.711000000</dc:date>
    <meta:document-statistic meta:table-count="0" meta:image-count="0" meta:object-count="0" meta:page-count="2" meta:paragraph-count="36" meta:word-count="430" meta:character-count="2823" meta:non-whitespace-character-count="2449"/>
    <meta:user-defined meta:name="Info 1"/>
    <meta:user-defined meta:name="Info 2"/>
    <meta:user-defined meta:name="Info 3"/>
    <meta:user-defined meta:name="Info 4"/>
  </office:meta>
</office:document-meta>
</file>